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gloomaps.com/HVJas6HAx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6:30:44.222000000</meta:creation-date>
    <dc:date>2023-10-09T16:30:47.854000000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35" meta:non-whitespace-character-count="35"/>
    <meta:generator>LibreOffice/7.6.0.3$Windows_X86_64 LibreOffice_project/69edd8b8ebc41d00b4de3915dc82f8f0fc3b6265</meta:generator>
  </office:meta>
</office:document-meta>
</file>